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efcb6" officeooo:paragraph-rsid="001efcb6"/>
    </style:style>
    <style:style style:name="P2" style:family="paragraph" style:parent-style-name="Heading_20_2">
      <style:text-properties officeooo:rsid="0020ec7f" officeooo:paragraph-rsid="0020ec7f"/>
    </style:style>
    <style:style style:name="P3" style:family="paragraph" style:parent-style-name="Heading_20_2">
      <style:text-properties officeooo:rsid="0022e234" officeooo:paragraph-rsid="0022e234"/>
    </style:style>
    <style:style style:name="P4" style:family="paragraph" style:parent-style-name="Standard">
      <style:text-properties fo:language="en" fo:country="US" officeooo:rsid="001cfb23" officeooo:paragraph-rsid="001cfb23"/>
    </style:style>
    <style:style style:name="P5" style:family="paragraph" style:parent-style-name="Standard">
      <style:text-properties fo:language="en" fo:country="US" officeooo:rsid="001e9016" officeooo:paragraph-rsid="001e9016"/>
    </style:style>
    <style:style style:name="P6" style:family="paragraph" style:parent-style-name="Standard">
      <style:text-properties fo:language="en" fo:country="US" officeooo:rsid="001efcb6" officeooo:paragraph-rsid="001efcb6"/>
    </style:style>
    <style:style style:name="P7" style:family="paragraph" style:parent-style-name="Standard">
      <style:text-properties fo:language="en" fo:country="US" officeooo:rsid="0020ec7f" officeooo:paragraph-rsid="0020ec7f"/>
    </style:style>
    <style:style style:name="P8" style:family="paragraph" style:parent-style-name="Text_20_body">
      <style:text-properties officeooo:rsid="0020ec7f" officeooo:paragraph-rsid="0020ec7f"/>
    </style:style>
    <style:style style:name="P9" style:family="paragraph" style:parent-style-name="Text_20_body">
      <style:text-properties officeooo:rsid="0021af27" officeooo:paragraph-rsid="0021af27"/>
    </style:style>
    <style:style style:name="P10" style:family="paragraph" style:parent-style-name="Text_20_body">
      <style:text-properties officeooo:rsid="0022e234" officeooo:paragraph-rsid="0022e234"/>
    </style:style>
    <style:style style:name="T1" style:family="text">
      <style:text-properties officeooo:rsid="001efcb6"/>
    </style:style>
    <style:style style:name="T2" style:family="text">
      <style:text-properties officeooo:rsid="0020ec7f"/>
    </style:style>
    <style:style style:name="T3" style:family="text">
      <style:text-properties officeooo:rsid="0020fed3"/>
    </style:style>
    <style:style style:name="T4" style:family="text">
      <style:text-properties officeooo:rsid="0021a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aph theory</text:p>
      <text:p text:style-name="P5">graphs contain nodes and edges</text:p>
      <text:p text:style-name="P5">invented by Euler</text:p>
      <text:p text:style-name="P5">invented graph theory to formulate the Köningsberg bridge problem</text:p>
      <text:p text:style-name="P5">graphs are useful for representing travel</text:p>
      <text:p text:style-name="P5"/>
      <text:p text:style-name="P5">path is when every node is connected by an edge, there are many paths in a graph</text:p>
      <text:p text:style-name="P5"/>
      <text:p text:style-name="P5">a cycle is a path where the start node is also the end node.</text:p>
      <text:p text:style-name="P5"/>
      <text:p text:style-name="P5"><text:span text:style-name="T1">C</text:span>onnected graph, there is a edge between every pair of nodes.</text:p>
      <text:p text:style-name="P5"/>
      <text:p text:style-name="P5">The distance between two nodes in a graph is the shortest path between them.</text:p>
      <text:p text:style-name="P5"/>
      <text:p text:style-name="P5">The diameter is the maximal distance between two nodes in a graph.</text:p>
      <text:p text:style-name="P5"/>
      <text:p text:style-name="P6">Adjacent nodes in an graph are nodes connected by an edge.</text:p>
      <text:p text:style-name="P6"/>
      <text:p text:style-name="P6">Adjacent edges in a graph are edges that share nodes.</text:p>
      <text:p text:style-name="P6"/>
      <text:h text:style-name="P1" text:outline-level="2">Python</text:h>
      <text:p text:style-name="P6">In Python you can make a graph using “networkx”.</text:p>
      <text:p text:style-name="P6"/>
      <text:p text:style-name="P6">“networkx” has many types of graphs and we will use the basic “Graph()”.</text:p>
      <text:p text:style-name="P6"/>
      <text:p text:style-name="P6">Can add nodes using “add_node()”, <text:span text:style-name="T2">can also add nodes from list using “add_nodes_from()”, a</text:span>dding duplicates is silently ignored.</text:p>
      <text:p text:style-name="P6"/>
      <text:p text:style-name="P6">Can add edges using “add_edge()”, will add a node if you try to make an edge between nonexistent nodes, also works with <text:span text:style-name="T2">lists if you use “add_</text:span>edges_<text:span text:style-name="T2">from()”</text:span>.</text:p>
      <text:p text:style-name="P6"/>
      <text:p text:style-name="P7">Nodes and edges in “networkx” have attributes that are stored with the python dictionary type, and can be added using either “set_node_attribute” or “set_edge_attribute”, attributes can also be set at the time of adding nodes. Can assign attributes by assigning values to a nodes sub-values.</text:p>
      <text:p text:style-name="P7"/>
      <text:h text:style-name="P2" text:outline-level="2">Path-algorythms</text:h>
      <text:p text:style-name="P8">Dijkstra shortest path used to find paths with minimum cost. Has a worst c<text:span text:style-name="T3">ase of o(v²) where v is the number of vertices(edges). Can be improved using Binary Heap or Fibonacci Heap and Priority Queue. </text:span><text:span text:style-name="T4">In our lessons we will only use Binary Heaps</text:span></text:p>
      <text:p text:style-name="P9">“networkx” has a “dijkstra_path()” funktion.</text:p>
      <text:h text:style-name="P3" text:outline-level="2">Partition</text:h>
      <text:p text:style-name="P10">Zachary’s katate club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2:22:51.509102003</meta:creation-date>
    <dc:date>2023-03-06T14:14:04.656368008</dc:date>
    <meta:editing-duration>PT10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83" meta:character-count="1653" meta:non-whitespace-character-count="1395"/>
  </office:meta>
</office:document-meta>
</file>